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10d7b5"/>
    </style:style>
    <style:style style:name="T1" style:family="text">
      <style:text-properties officeooo:rsid="000f237d"/>
    </style:style>
    <style:style style:name="T2" style:family="text">
      <style:text-properties style:font-name="Liberation Serif1" officeooo:rsid="000f237d"/>
    </style:style>
    <style:style style:name="T3" style:family="text">
      <style:text-properties style:font-name="Liberation Serif1" officeooo:rsid="0010d7b5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222222" fo:letter-spacing="normal" officeooo:rsid="0010d7b5"/>
    </style:style>
    <style:style style:name="T6" style:family="text">
      <style:text-properties officeooo:rsid="0010b128"/>
    </style:style>
    <style:style style:name="T7" style:family="text">
      <style:text-properties officeooo:rsid="0010d7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<text:span text:style-name="T6">y bienvenido</text:span> a <text:span text:style-name="T6">esta</text:span> primer <text:span text:style-name="T6">lección</text:span> de<text:span text:style-name="T6">l</text:span> curso donde sentaremos las bases para poder comprender como funcionan las ecuaciones, y la primer <text:span text:style-name="T1">definición</text:span> importante que debemos entender es la de conjunto, un conjunto no es otra cosa que una <text:span text:style-name="T1">colección</text:span> de objetos, y estos objetos son llamados elementos, es importante comprender que los elementos pueden ser cualquier cosa del universo, pueden ser <text:span text:style-name="T1">números</text:span>, personas, videojuegos, etc; <text:span text:style-name="T7">es decir que</text:span> los conjuntos no son exclusivos de los <text:span text:style-name="T1">números,</text:span> y en <text:span text:style-name="T1">matemáticas</text:span> los denotamos por lo general <text:span text:style-name="T1">así</text:span> A={elemento1, elemento2, elemento3}con una letra <text:span text:style-name="T1">mayúscula</text:span> para nombrar al conjunto y entre corchetes los elementos que pertenecen a el conjunto separados por comas, aunque esto es solo una <text:span text:style-name="T1">convención</text:span>, no tiene porque denotarse <text:span text:style-name="T1">así</text:span>, </text:p>
      <text:p text:style-name="P1">bien <text:span text:style-name="T1">podrías</text:span> nombrar el conjunto con <text:span text:style-name="T1">algún</text:span> nombre más familiar para ti como <text:span text:style-name="T1">Clase</text:span>={<text:span text:style-name="T1">Pedro</text:span>, <text:span text:style-name="T1">Juan</text:span>, <text:span text:style-name="T1">María</text:span>}, y no <text:span text:style-name="T1">tendría</text:span> <text:span text:style-name="T1">ningún</text:span> problema, de hecho en <text:span text:style-name="T1">matemáticas</text:span> y todas las ciencias hay distintas formas de decir lo mismo, por ejemplo si yo digo que el conjunto Vocales={a,e,i,o,u} y </text:p>
      <text:p text:style-name="P2">si digo que el conjunto Vocales={son las letras del abecedario que son vocales}o si digo que el conjunto Vocales={son las letras del abecedario que No son consonantes}, estoy diciendo exactamente lo mismo, hay una manera más bonita y corta de escribir estas descripciones, Vocales={x | x es una vocal} el <text:span text:style-name="T1">símbolo</text:span> x es una variable, es decir que puede ser cualquier cosa, y el <text:span text:style-name="T1">símbolo</text:span> | significa "tal que", entonces <text:span text:style-name="T1">podríamos</text:span> leer el conjunto Vocales esta formado por el elemento x tal que x sea una vocal, a esto se le llama <text:span text:style-name="T1">notación</text:span> descriptiva porque describe los elementos pero no los nombra, no te preocupes si no comprendes los <text:span text:style-name="T1">símbolos</text:span> ya veras que poco a poco te iras familiarizando con ellos, y los <text:span text:style-name="T1">aprenderás</text:span> sin necesidad de memorizarlos, ademas si se te llegan a olvidar nunca dudes en buscarlos por internet, (te dejo un archivo con un glosario en este curso).</text:p>
      <text:p text:style-name="P2">Siguiendo con el tema, para decir que un elemento perten<text:span text:style-name="T1">e</text:span>ce a un conjunto podemos usar el <text:span text:style-name="T1">símbolo</text:span> <text:span text:style-name="T2">ϵ</text:span> podemos decir que u <text:span text:style-name="T2">ϵ </text:span><text:span text:style-name="T3">al conjunto </text:span>Vocales. <text:span text:style-name="T7">Y</text:span> para denotar la NO pertenencia usamos <text:span text:style-name="T4">∉ </text:span>para poder decir por ejemplo s <text:span text:style-name="T4">∉</text:span><text:span text:style-name="T5">al conjunto </text:span>Vocales, y porque te estoy diciendo esto te preguntaras, <text:s/>pues porque los <text:span text:style-name="T1">números</text:span> son conjuntos, un <text:span text:style-name="T1">matemático</text:span> <text:span text:style-name="T6">alemán llamado Gottlob Frege escribió “Los fundamentos de la aritmética” </text:span>noto que los conjuntos <text:span text:style-name="T1">podían</text:span> tener la misma cantidad de elementos, es decir <text:span text:style-name="T6">podías</text:span> tener 7 tazas, o 7 platos y tuvo una idea, que fue designar el <text:span text:style-name="T1">símbolo</text:span> 7 para describir todos los conjuntos con 7 elementos, realmente los <text:span text:style-name="T1">símbolos</text:span> <text:span text:style-name="T1">numéricos</text:span> que usamos todos los <text:span text:style-name="T6">días</text:span> son un nombre, o <text:s/><text:span text:style-name="T6">también</text:span> <text:span text:style-name="T6">podrías</text:span> verlos como una etiqueta para designar todos los conjuntos</text:p>
      <text:p text:style-name="P1">con esa cantidad de elementos. <text:span text:style-name="T7">Pues bien aquí termina esta lección, y espero verte nuevamente con muchas ganas de seguir aprendiendo, hasta luego.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6:50:18.293000000</meta:creation-date>
    <dc:date>2020-03-15T11:19:22.986000000</dc:date>
    <meta:editing-duration>PT11M50S</meta:editing-duration>
    <meta:editing-cycles>2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5" meta:word-count="472" meta:character-count="2849" meta:non-whitespace-character-count="2378"/>
  </office:meta>
</office:document-meta>
</file>